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ograma</text:p>
          </table:table-cell>
          <table:table-cell office:value-type="string" calcext:value-type="string">
            <text:p>CROSS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peedup Médio</text:p>
          </table:table-cell>
          <table:table-cell office:value-type="string" calcext:value-type="string">
            <text:p>Tempo Médio</text:p>
          </table:table-cell>
          <table:table-cell office:value-type="string" calcext:value-type="string">
            <text:p>Speedup Médio</text:p>
          </table:table-cell>
          <table:table-cell office:value-type="string" calcext:value-type="string">
            <text:p>Tempo Médio</text:p>
          </table:table-cell>
          <table:table-cell office:value-type="string" calcext:value-type="string">
            <text:p>Speedup Médio</text:p>
          </table:table-cell>
          <table:table-cell office:value-type="string" calcext:value-type="string">
            <text:p>Tempo Médio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.074" calcext:value-type="float">
            <text:p>1,074</text:p>
          </table:table-cell>
          <table:table-cell office:value-type="float" office:value="6.6756" calcext:value-type="float">
            <text:p>6,6756</text:p>
          </table:table-cell>
          <table:table-cell office:value-type="float" office:value="1.0739" calcext:value-type="float">
            <text:p>1,0739</text:p>
          </table:table-cell>
          <table:table-cell office:value-type="float" office:value="8.7184" calcext:value-type="float">
            <text:p>8,7184</text:p>
          </table:table-cell>
          <table:table-cell office:value-type="float" office:value="1.0818" calcext:value-type="float">
            <text:p>1,0818</text:p>
          </table:table-cell>
          <table:table-cell office:value-type="float" office:value="10.0879" calcext:value-type="float">
            <text:p>10,0879</text:p>
          </table:table-cell>
          <table:table-cell table:formula="of:=IF(([.B4] &gt;= [.D4])    AND    ([.B4]&gt;=[.F4]) ;1;0)" office:value-type="float" office:value="0" calcext:value-type="float">
            <text:p>0</text:p>
          </table:table-cell>
          <table:table-cell table:formula="of:=IF(([.D4] &gt;= [.F4])      AND      ([.D4]&gt;=[.B4]) ;1;0)" office:value-type="float" office:value="0" calcext:value-type="float">
            <text:p>0</text:p>
          </table:table-cell>
          <table:table-cell table:formula="of:=IF(([.F4] &gt;= [.B4])    OR    ([.F4]&gt;=[.D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3.8142" calcext:value-type="float">
            <text:p>3,8142</text:p>
          </table:table-cell>
          <table:table-cell office:value-type="float" office:value="1.0008" calcext:value-type="float">
            <text:p>1,0008</text:p>
          </table:table-cell>
          <table:table-cell office:value-type="float" office:value="5.971" calcext:value-type="float">
            <text:p>5,971</text:p>
          </table:table-cell>
          <table:table-cell office:value-type="float" office:value="1" calcext:value-type="float">
            <text:p>1</text:p>
          </table:table-cell>
          <table:table-cell office:value-type="float" office:value="5.3183" calcext:value-type="float">
            <text:p>5,3183</text:p>
          </table:table-cell>
          <table:table-cell table:formula="of:=IF(([.B5] &gt;= [.D5])    AND    ([.B5]&gt;=[.F5]) ;1;0)" office:value-type="float" office:value="0" calcext:value-type="float">
            <text:p>0</text:p>
          </table:table-cell>
          <table:table-cell table:formula="of:=IF(([.D5] &gt;= [.F5])      AND      ([.D5]&gt;=[.B5]) ;1;0)" office:value-type="float" office:value="1" calcext:value-type="float">
            <text:p>1</text:p>
          </table:table-cell>
          <table:table-cell table:formula="of:=IF(([.F5] &gt;= [.B5])    OR    ([.F5]&gt;=[.D5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.003" calcext:value-type="float">
            <text:p>1,003</text:p>
          </table:table-cell>
          <table:table-cell office:value-type="float" office:value="4.7771" calcext:value-type="float">
            <text:p>4,7771</text:p>
          </table:table-cell>
          <table:table-cell office:value-type="float" office:value="1.0018" calcext:value-type="float">
            <text:p>1,0018</text:p>
          </table:table-cell>
          <table:table-cell office:value-type="float" office:value="5.2047" calcext:value-type="float">
            <text:p>5,2047</text:p>
          </table:table-cell>
          <table:table-cell office:value-type="float" office:value="1.0007" calcext:value-type="float">
            <text:p>1,0007</text:p>
          </table:table-cell>
          <table:table-cell office:value-type="float" office:value="3.6243" calcext:value-type="float">
            <text:p>3,6243</text:p>
          </table:table-cell>
          <table:table-cell table:formula="of:=IF(([.B6] &gt;= [.D6])    AND    ([.B6]&gt;=[.F6]) ;1;0)" office:value-type="float" office:value="1" calcext:value-type="float">
            <text:p>1</text:p>
          </table:table-cell>
          <table:table-cell table:formula="of:=IF(([.D6] &gt;= [.F6])      AND      ([.D6]&gt;=[.B6]) ;1;0)" office:value-type="float" office:value="0" calcext:value-type="float">
            <text:p>0</text:p>
          </table:table-cell>
          <table:table-cell table:formula="of:=IF(([.F6] &gt;= [.B6])    OR    ([.F6]&gt;=[.D6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.0007" calcext:value-type="float">
            <text:p>1,0007</text:p>
          </table:table-cell>
          <table:table-cell office:value-type="float" office:value="2.9432" calcext:value-type="float">
            <text:p>2,9432</text:p>
          </table:table-cell>
          <table:table-cell office:value-type="float" office:value="1.0007" calcext:value-type="float">
            <text:p>1,0007</text:p>
          </table:table-cell>
          <table:table-cell office:value-type="float" office:value="3.792" calcext:value-type="float">
            <text:p>3,792</text:p>
          </table:table-cell>
          <table:table-cell office:value-type="float" office:value="1.0007" calcext:value-type="float">
            <text:p>1,0007</text:p>
          </table:table-cell>
          <table:table-cell office:value-type="float" office:value="3.4598" calcext:value-type="float">
            <text:p>3,4598</text:p>
          </table:table-cell>
          <table:table-cell table:formula="of:=IF(([.B7] &gt;= [.D7])    AND    ([.B7]&gt;=[.F7]) ;1;0)" office:value-type="float" office:value="1" calcext:value-type="float">
            <text:p>1</text:p>
          </table:table-cell>
          <table:table-cell table:formula="of:=IF(([.D7] &gt;= [.F7])      AND      ([.D7]&gt;=[.B7]) ;1;0)" office:value-type="float" office:value="1" calcext:value-type="float">
            <text:p>1</text:p>
          </table:table-cell>
          <table:table-cell table:formula="of:=IF(([.F7] &gt;= [.B7])    OR    ([.F7]&gt;=[.D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.0085" calcext:value-type="float">
            <text:p>1,0085</text:p>
          </table:table-cell>
          <table:table-cell office:value-type="float" office:value="4.6458" calcext:value-type="float">
            <text:p>4,6458</text:p>
          </table:table-cell>
          <table:table-cell office:value-type="float" office:value="1.01" calcext:value-type="float">
            <text:p>1,01</text:p>
          </table:table-cell>
          <table:table-cell office:value-type="float" office:value="6.1381" calcext:value-type="float">
            <text:p>6,1381</text:p>
          </table:table-cell>
          <table:table-cell office:value-type="float" office:value="1.01" calcext:value-type="float">
            <text:p>1,01</text:p>
          </table:table-cell>
          <table:table-cell office:value-type="float" office:value="6.4689" calcext:value-type="float">
            <text:p>6,4689</text:p>
          </table:table-cell>
          <table:table-cell table:formula="of:=IF(([.B8] &gt;= [.D8])    AND    ([.B8]&gt;=[.F8]) ;1;0)" office:value-type="float" office:value="0" calcext:value-type="float">
            <text:p>0</text:p>
          </table:table-cell>
          <table:table-cell table:formula="of:=IF(([.D8] &gt;= [.F8])      AND      ([.D8]&gt;=[.B8]) ;1;0)" office:value-type="float" office:value="1" calcext:value-type="float">
            <text:p>1</text:p>
          </table:table-cell>
          <table:table-cell table:formula="of:=IF(([.F8] &gt;= [.B8])    OR    ([.F8]&gt;=[.D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3.4953" calcext:value-type="float">
            <text:p>3,4953</text:p>
          </table:table-cell>
          <table:table-cell office:value-type="float" office:value="1" calcext:value-type="float">
            <text:p>1</text:p>
          </table:table-cell>
          <table:table-cell office:value-type="float" office:value="4.7859" calcext:value-type="float">
            <text:p>4,7859</text:p>
          </table:table-cell>
          <table:table-cell office:value-type="float" office:value="1" calcext:value-type="float">
            <text:p>1</text:p>
          </table:table-cell>
          <table:table-cell office:value-type="float" office:value="4.4192" calcext:value-type="float">
            <text:p>4,4192</text:p>
          </table:table-cell>
          <table:table-cell table:formula="of:=IF(([.B9] &gt;= [.D9])    AND    ([.B9]&gt;=[.F9]) ;1;0)" office:value-type="float" office:value="1" calcext:value-type="float">
            <text:p>1</text:p>
          </table:table-cell>
          <table:table-cell table:formula="of:=IF(([.D9] &gt;= [.F9])      AND      ([.D9]&gt;=[.B9]) ;1;0)" office:value-type="float" office:value="1" calcext:value-type="float">
            <text:p>1</text:p>
          </table:table-cell>
          <table:table-cell table:formula="of:=IF(([.F9] &gt;= [.B9])    OR    ([.F9]&gt;=[.D9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" calcext:value-type="float">
            <text:p>1</text:p>
          </table:table-cell>
          <table:table-cell office:value-type="float" office:value="4.5777" calcext:value-type="float">
            <text:p>4,5777</text:p>
          </table:table-cell>
          <table:table-cell office:value-type="float" office:value="1" calcext:value-type="float">
            <text:p>1</text:p>
          </table:table-cell>
          <table:table-cell office:value-type="float" office:value="6.3431" calcext:value-type="float">
            <text:p>6,3431</text:p>
          </table:table-cell>
          <table:table-cell office:value-type="float" office:value="1" calcext:value-type="float">
            <text:p>1</text:p>
          </table:table-cell>
          <table:table-cell office:value-type="float" office:value="5.1296" calcext:value-type="float">
            <text:p>5,1296</text:p>
          </table:table-cell>
          <table:table-cell table:formula="of:=IF(([.B10] &gt;= [.D10])    AND    ([.B10]&gt;=[.F10]) ;1;0)" office:value-type="float" office:value="1" calcext:value-type="float">
            <text:p>1</text:p>
          </table:table-cell>
          <table:table-cell table:formula="of:=IF(([.D10] &gt;= [.F10])      AND      ([.D10]&gt;=[.B10]) ;1;0)" office:value-type="float" office:value="1" calcext:value-type="float">
            <text:p>1</text:p>
          </table:table-cell>
          <table:table-cell table:formula="of:=IF(([.F10] &gt;= [.B10])    OR    ([.F10]&gt;=[.D1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.03" calcext:value-type="float">
            <text:p>1,03</text:p>
          </table:table-cell>
          <table:table-cell office:value-type="float" office:value="6.4321" calcext:value-type="float">
            <text:p>6,4321</text:p>
          </table:table-cell>
          <table:table-cell office:value-type="float" office:value="1.0294" calcext:value-type="float">
            <text:p>1,0294</text:p>
          </table:table-cell>
          <table:table-cell office:value-type="float" office:value="8.2186" calcext:value-type="float">
            <text:p>8,2186</text:p>
          </table:table-cell>
          <table:table-cell office:value-type="float" office:value="1.0334" calcext:value-type="float">
            <text:p>1,0334</text:p>
          </table:table-cell>
          <table:table-cell office:value-type="float" office:value="6.8642" calcext:value-type="float">
            <text:p>6,8642</text:p>
          </table:table-cell>
          <table:table-cell table:formula="of:=IF(([.B11] &gt;= [.D11])    AND    ([.B11]&gt;=[.F11]) ;1;0)" office:value-type="float" office:value="0" calcext:value-type="float">
            <text:p>0</text:p>
          </table:table-cell>
          <table:table-cell table:formula="of:=IF(([.D11] &gt;= [.F11])      AND      ([.D11]&gt;=[.B11]) ;1;0)" office:value-type="float" office:value="0" calcext:value-type="float">
            <text:p>0</text:p>
          </table:table-cell>
          <table:table-cell table:formula="of:=IF(([.F11] &gt;= [.B11])    OR    ([.F11]&gt;=[.D11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.013" calcext:value-type="float">
            <text:p>1,013</text:p>
          </table:table-cell>
          <table:table-cell office:value-type="float" office:value="3.9341" calcext:value-type="float">
            <text:p>3,9341</text:p>
          </table:table-cell>
          <table:table-cell office:value-type="float" office:value="1.013" calcext:value-type="float">
            <text:p>1,013</text:p>
          </table:table-cell>
          <table:table-cell office:value-type="float" office:value="5.5889" calcext:value-type="float">
            <text:p>5,5889</text:p>
          </table:table-cell>
          <table:table-cell office:value-type="float" office:value="1.0134" calcext:value-type="float">
            <text:p>1,0134</text:p>
          </table:table-cell>
          <table:table-cell office:value-type="float" office:value="5.2528" calcext:value-type="float">
            <text:p>5,2528</text:p>
          </table:table-cell>
          <table:table-cell table:formula="of:=IF(([.B12] &gt;= [.D12])    AND    ([.B12]&gt;=[.F12]) ;1;0)" office:value-type="float" office:value="0" calcext:value-type="float">
            <text:p>0</text:p>
          </table:table-cell>
          <table:table-cell table:formula="of:=IF(([.D12] &gt;= [.F12])      AND      ([.D12]&gt;=[.B12]) ;1;0)" office:value-type="float" office:value="0" calcext:value-type="float">
            <text:p>0</text:p>
          </table:table-cell>
          <table:table-cell table:formula="of:=IF(([.F12] &gt;= [.B12])    OR    ([.F12]&gt;=[.D1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.0496" calcext:value-type="float">
            <text:p>1,0496</text:p>
          </table:table-cell>
          <table:table-cell office:value-type="float" office:value="3.5839" calcext:value-type="float">
            <text:p>3,5839</text:p>
          </table:table-cell>
          <table:table-cell office:value-type="float" office:value="1.0496" calcext:value-type="float">
            <text:p>1,0496</text:p>
          </table:table-cell>
          <table:table-cell office:value-type="float" office:value="5.5138" calcext:value-type="float">
            <text:p>5,5138</text:p>
          </table:table-cell>
          <table:table-cell office:value-type="float" office:value="1.0496" calcext:value-type="float">
            <text:p>1,0496</text:p>
          </table:table-cell>
          <table:table-cell office:value-type="float" office:value="4.3671" calcext:value-type="float">
            <text:p>4,3671</text:p>
          </table:table-cell>
          <table:table-cell table:formula="of:=IF(([.B13] &gt;= [.D13])    AND    ([.B13]&gt;=[.F13]) ;1;0)" office:value-type="float" office:value="1" calcext:value-type="float">
            <text:p>1</text:p>
          </table:table-cell>
          <table:table-cell table:formula="of:=IF(([.D13] &gt;= [.F13])      AND      ([.D13]&gt;=[.B13]) ;1;0)" office:value-type="float" office:value="1" calcext:value-type="float">
            <text:p>1</text:p>
          </table:table-cell>
          <table:table-cell table:formula="of:=IF(([.F13] &gt;= [.B13])    OR    ([.F13]&gt;=[.D1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.1605" calcext:value-type="float">
            <text:p>1,1605</text:p>
          </table:table-cell>
          <table:table-cell office:value-type="float" office:value="54.9619" calcext:value-type="float">
            <text:p>54,9619</text:p>
          </table:table-cell>
          <table:table-cell office:value-type="float" office:value="1.1948" calcext:value-type="float">
            <text:p>1,1948</text:p>
          </table:table-cell>
          <table:table-cell office:value-type="float" office:value="16.0827" calcext:value-type="float">
            <text:p>16,0827</text:p>
          </table:table-cell>
          <table:table-cell office:value-type="float" office:value="1.1406" calcext:value-type="float">
            <text:p>1,1406</text:p>
          </table:table-cell>
          <table:table-cell office:value-type="float" office:value="12.9051" calcext:value-type="float">
            <text:p>12,9051</text:p>
          </table:table-cell>
          <table:table-cell table:formula="of:=IF(([.B14] &gt;= [.D14])    AND    ([.B14]&gt;=[.F14]) ;1;0)" office:value-type="float" office:value="0" calcext:value-type="float">
            <text:p>0</text:p>
          </table:table-cell>
          <table:table-cell table:formula="of:=IF(([.D14] &gt;= [.F14])      AND      ([.D14]&gt;=[.B14]) ;1;0)" office:value-type="float" office:value="1" calcext:value-type="float">
            <text:p>1</text:p>
          </table:table-cell>
          <table:table-cell table:formula="of:=IF(([.F14] &gt;= [.B14])    OR    ([.F14]&gt;=[.D14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.4833" calcext:value-type="float">
            <text:p>1,4833</text:p>
          </table:table-cell>
          <table:table-cell office:value-type="float" office:value="83.0245" calcext:value-type="float">
            <text:p>83,0245</text:p>
          </table:table-cell>
          <table:table-cell office:value-type="float" office:value="1.1202" calcext:value-type="float">
            <text:p>1,1202</text:p>
          </table:table-cell>
          <table:table-cell office:value-type="float" office:value="19.5884" calcext:value-type="float">
            <text:p>19,5884</text:p>
          </table:table-cell>
          <table:table-cell office:value-type="float" office:value="1.1092" calcext:value-type="float">
            <text:p>1,1092</text:p>
          </table:table-cell>
          <table:table-cell office:value-type="float" office:value="11.3608" calcext:value-type="float">
            <text:p>11,3608</text:p>
          </table:table-cell>
          <table:table-cell table:formula="of:=IF(([.B15] &gt;= [.D15])    AND    ([.B15]&gt;=[.F15]) ;1;0)" office:value-type="float" office:value="1" calcext:value-type="float">
            <text:p>1</text:p>
          </table:table-cell>
          <table:table-cell table:formula="of:=IF(([.D15] &gt;= [.F15])      AND      ([.D15]&gt;=[.B15]) ;1;0)" office:value-type="float" office:value="0" calcext:value-type="float">
            <text:p>0</text:p>
          </table:table-cell>
          <table:table-cell table:formula="of:=IF(([.F15] &gt;= [.B15])    OR    ([.F15]&gt;=[.D15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.5187" calcext:value-type="float">
            <text:p>1,5187</text:p>
          </table:table-cell>
          <table:table-cell office:value-type="float" office:value="3.1079" calcext:value-type="float">
            <text:p>3,1079</text:p>
          </table:table-cell>
          <table:table-cell office:value-type="float" office:value="1.5238" calcext:value-type="float">
            <text:p>1,5238</text:p>
          </table:table-cell>
          <table:table-cell office:value-type="float" office:value="4.0868" calcext:value-type="float">
            <text:p>4,0868</text:p>
          </table:table-cell>
          <table:table-cell office:value-type="float" office:value="1.5187" calcext:value-type="float">
            <text:p>1,5187</text:p>
          </table:table-cell>
          <table:table-cell office:value-type="float" office:value="3.3897" calcext:value-type="float">
            <text:p>3,3897</text:p>
          </table:table-cell>
          <table:table-cell table:formula="of:=IF(([.B16] &gt;= [.D16])    AND    ([.B16]&gt;=[.F16]) ;1;0)" office:value-type="float" office:value="0" calcext:value-type="float">
            <text:p>0</text:p>
          </table:table-cell>
          <table:table-cell table:formula="of:=IF(([.D16] &gt;= [.F16])      AND      ([.D16]&gt;=[.B16]) ;1;0)" office:value-type="float" office:value="1" calcext:value-type="float">
            <text:p>1</text:p>
          </table:table-cell>
          <table:table-cell table:formula="of:=IF(([.F16] &gt;= [.B16])    OR    ([.F16]&gt;=[.D16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.183" calcext:value-type="float">
            <text:p>1,183</text:p>
          </table:table-cell>
          <table:table-cell office:value-type="float" office:value="2.9835" calcext:value-type="float">
            <text:p>2,9835</text:p>
          </table:table-cell>
          <table:table-cell office:value-type="float" office:value="1.183" calcext:value-type="float">
            <text:p>1,183</text:p>
          </table:table-cell>
          <table:table-cell office:value-type="float" office:value="3.029" calcext:value-type="float">
            <text:p>3,029</text:p>
          </table:table-cell>
          <table:table-cell office:value-type="float" office:value="1.183" calcext:value-type="float">
            <text:p>1,183</text:p>
          </table:table-cell>
          <table:table-cell office:value-type="float" office:value="3.5215" calcext:value-type="float">
            <text:p>3,5215</text:p>
          </table:table-cell>
          <table:table-cell table:formula="of:=IF(([.B17] &gt;= [.D17])    AND    ([.B17]&gt;=[.F17]) ;1;0)" office:value-type="float" office:value="1" calcext:value-type="float">
            <text:p>1</text:p>
          </table:table-cell>
          <table:table-cell table:formula="of:=IF(([.D17] &gt;= [.F17])      AND      ([.D17]&gt;=[.B17]) ;1;0)" office:value-type="float" office:value="1" calcext:value-type="float">
            <text:p>1</text:p>
          </table:table-cell>
          <table:table-cell table:formula="of:=IF(([.F17] &gt;= [.B17])    OR    ([.F17]&gt;=[.D1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.0004" calcext:value-type="float">
            <text:p>1,0004</text:p>
          </table:table-cell>
          <table:table-cell office:value-type="float" office:value="6.5801" calcext:value-type="float">
            <text:p>6,5801</text:p>
          </table:table-cell>
          <table:table-cell office:value-type="float" office:value="1.0004" calcext:value-type="float">
            <text:p>1,0004</text:p>
          </table:table-cell>
          <table:table-cell office:value-type="float" office:value="7.0879" calcext:value-type="float">
            <text:p>7,0879</text:p>
          </table:table-cell>
          <table:table-cell office:value-type="float" office:value="1.0004" calcext:value-type="float">
            <text:p>1,0004</text:p>
          </table:table-cell>
          <table:table-cell office:value-type="float" office:value="8.8977" calcext:value-type="float">
            <text:p>8,8977</text:p>
          </table:table-cell>
          <table:table-cell table:formula="of:=IF(([.B18] &gt;= [.D18])    AND    ([.B18]&gt;=[.F18]) ;1;0)" office:value-type="float" office:value="1" calcext:value-type="float">
            <text:p>1</text:p>
          </table:table-cell>
          <table:table-cell table:formula="of:=IF(([.D18] &gt;= [.F18])      AND      ([.D18]&gt;=[.B18]) ;1;0)" office:value-type="float" office:value="1" calcext:value-type="float">
            <text:p>1</text:p>
          </table:table-cell>
          <table:table-cell table:formula="of:=IF(([.F18] &gt;= [.B18])    OR    ([.F18]&gt;=[.D1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.1909" calcext:value-type="float">
            <text:p>1,1909</text:p>
          </table:table-cell>
          <table:table-cell office:value-type="float" office:value="4.0613" calcext:value-type="float">
            <text:p>4,0613</text:p>
          </table:table-cell>
          <table:table-cell office:value-type="float" office:value="1.1909" calcext:value-type="float">
            <text:p>1,1909</text:p>
          </table:table-cell>
          <table:table-cell office:value-type="float" office:value="4.5788" calcext:value-type="float">
            <text:p>4,5788</text:p>
          </table:table-cell>
          <table:table-cell office:value-type="float" office:value="1.1909" calcext:value-type="float">
            <text:p>1,1909</text:p>
          </table:table-cell>
          <table:table-cell office:value-type="float" office:value="4.703" calcext:value-type="float">
            <text:p>4,703</text:p>
          </table:table-cell>
          <table:table-cell table:formula="of:=IF(([.B19] &gt;= [.D19])    AND    ([.B19]&gt;=[.F19]) ;1;0)" office:value-type="float" office:value="1" calcext:value-type="float">
            <text:p>1</text:p>
          </table:table-cell>
          <table:table-cell table:formula="of:=IF(([.D19] &gt;= [.F19])      AND      ([.D19]&gt;=[.B19]) ;1;0)" office:value-type="float" office:value="1" calcext:value-type="float">
            <text:p>1</text:p>
          </table:table-cell>
          <table:table-cell table:formula="of:=IF(([.F19] &gt;= [.B19])    OR    ([.F19]&gt;=[.D19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float" office:value="4.6075" calcext:value-type="float">
            <text:p>4,6075</text:p>
          </table:table-cell>
          <table:table-cell office:value-type="float" office:value="1" calcext:value-type="float">
            <text:p>1</text:p>
          </table:table-cell>
          <table:table-cell office:value-type="float" office:value="4.8185" calcext:value-type="float">
            <text:p>4,8185</text:p>
          </table:table-cell>
          <table:table-cell office:value-type="float" office:value="1" calcext:value-type="float">
            <text:p>1</text:p>
          </table:table-cell>
          <table:table-cell office:value-type="float" office:value="5.3056" calcext:value-type="float">
            <text:p>5,3056</text:p>
          </table:table-cell>
          <table:table-cell table:formula="of:=IF(([.B20] &gt;= [.D20])    AND    ([.B20]&gt;=[.F20]) ;1;0)" office:value-type="float" office:value="1" calcext:value-type="float">
            <text:p>1</text:p>
          </table:table-cell>
          <table:table-cell table:formula="of:=IF(([.D20] &gt;= [.F20])      AND      ([.D20]&gt;=[.B20]) ;1;0)" office:value-type="float" office:value="1" calcext:value-type="float">
            <text:p>1</text:p>
          </table:table-cell>
          <table:table-cell table:formula="of:=IF(([.F20] &gt;= [.B20])    OR    ([.F20]&gt;=[.D2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2.9776" calcext:value-type="float">
            <text:p>2,9776</text:p>
          </table:table-cell>
          <table:table-cell office:value-type="float" office:value="1" calcext:value-type="float">
            <text:p>1</text:p>
          </table:table-cell>
          <table:table-cell office:value-type="float" office:value="3.2687" calcext:value-type="float">
            <text:p>3,2687</text:p>
          </table:table-cell>
          <table:table-cell office:value-type="float" office:value="1" calcext:value-type="float">
            <text:p>1</text:p>
          </table:table-cell>
          <table:table-cell office:value-type="float" office:value="3.4044" calcext:value-type="float">
            <text:p>3,4044</text:p>
          </table:table-cell>
          <table:table-cell table:formula="of:=IF(([.B21] &gt;= [.D21])    AND    ([.B21]&gt;=[.F21]) ;1;0)" office:value-type="float" office:value="1" calcext:value-type="float">
            <text:p>1</text:p>
          </table:table-cell>
          <table:table-cell table:formula="of:=IF(([.D21] &gt;= [.F21])      AND      ([.D21]&gt;=[.B21]) ;1;0)" office:value-type="float" office:value="1" calcext:value-type="float">
            <text:p>1</text:p>
          </table:table-cell>
          <table:table-cell table:formula="of:=IF(([.F21] &gt;= [.B21])    OR    ([.F21]&gt;=[.D21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float" office:value="4.2202" calcext:value-type="float">
            <text:p>4,2202</text:p>
          </table:table-cell>
          <table:table-cell office:value-type="float" office:value="1" calcext:value-type="float">
            <text:p>1</text:p>
          </table:table-cell>
          <table:table-cell office:value-type="float" office:value="4.5604" calcext:value-type="float">
            <text:p>4,5604</text:p>
          </table:table-cell>
          <table:table-cell office:value-type="float" office:value="1" calcext:value-type="float">
            <text:p>1</text:p>
          </table:table-cell>
          <table:table-cell office:value-type="float" office:value="4.9158" calcext:value-type="float">
            <text:p>4,9158</text:p>
          </table:table-cell>
          <table:table-cell table:formula="of:=IF(([.B22] &gt;= [.D22])    AND    ([.B22]&gt;=[.F22]) ;1;0)" office:value-type="float" office:value="1" calcext:value-type="float">
            <text:p>1</text:p>
          </table:table-cell>
          <table:table-cell table:formula="of:=IF(([.D22] &gt;= [.F22])      AND      ([.D22]&gt;=[.B22]) ;1;0)" office:value-type="float" office:value="1" calcext:value-type="float">
            <text:p>1</text:p>
          </table:table-cell>
          <table:table-cell table:formula="of:=IF(([.F22] &gt;= [.B22])    OR    ([.F22]&gt;=[.D2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1993" calcext:value-type="float">
            <text:p>3,1993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3077" calcext:value-type="float">
            <text:p>3,3077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6983" calcext:value-type="float">
            <text:p>3,6983</text:p>
          </table:table-cell>
          <table:table-cell table:formula="of:=IF(([.B23] &gt;= [.D23])    AND    ([.B23]&gt;=[.F23]) ;1;0)" office:value-type="float" office:value="1" calcext:value-type="float">
            <text:p>1</text:p>
          </table:table-cell>
          <table:table-cell table:formula="of:=IF(([.D23] &gt;= [.F23])      AND      ([.D23]&gt;=[.B23]) ;1;0)" office:value-type="float" office:value="1" calcext:value-type="float">
            <text:p>1</text:p>
          </table:table-cell>
          <table:table-cell table:formula="of:=IF(([.F23] &gt;= [.B23])    OR    ([.F23]&gt;=[.D2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" calcext:value-type="float">
            <text:p>1</text:p>
          </table:table-cell>
          <table:table-cell office:value-type="float" office:value="4.3039" calcext:value-type="float">
            <text:p>4,3039</text:p>
          </table:table-cell>
          <table:table-cell office:value-type="float" office:value="1" calcext:value-type="float">
            <text:p>1</text:p>
          </table:table-cell>
          <table:table-cell office:value-type="float" office:value="4.6662" calcext:value-type="float">
            <text:p>4,6662</text:p>
          </table:table-cell>
          <table:table-cell office:value-type="float" office:value="1" calcext:value-type="float">
            <text:p>1</text:p>
          </table:table-cell>
          <table:table-cell office:value-type="float" office:value="4.9654" calcext:value-type="float">
            <text:p>4,9654</text:p>
          </table:table-cell>
          <table:table-cell table:formula="of:=IF(([.B24] &gt;= [.D24])    AND    ([.B24]&gt;=[.F24]) ;1;0)" office:value-type="float" office:value="1" calcext:value-type="float">
            <text:p>1</text:p>
          </table:table-cell>
          <table:table-cell table:formula="of:=IF(([.D24] &gt;= [.F24])      AND      ([.D24]&gt;=[.B24]) ;1;0)" office:value-type="float" office:value="1" calcext:value-type="float">
            <text:p>1</text:p>
          </table:table-cell>
          <table:table-cell table:formula="of:=IF(([.F24] &gt;= [.B24])    OR    ([.F24]&gt;=[.D2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.0002" calcext:value-type="float">
            <text:p>1,0002</text:p>
          </table:table-cell>
          <table:table-cell office:value-type="float" office:value="7.2705" calcext:value-type="float">
            <text:p>7,2705</text:p>
          </table:table-cell>
          <table:table-cell office:value-type="float" office:value="1.0002" calcext:value-type="float">
            <text:p>1,0002</text:p>
          </table:table-cell>
          <table:table-cell office:value-type="float" office:value="8.0064" calcext:value-type="float">
            <text:p>8,0064</text:p>
          </table:table-cell>
          <table:table-cell office:value-type="float" office:value="1.0002" calcext:value-type="float">
            <text:p>1,0002</text:p>
          </table:table-cell>
          <table:table-cell office:value-type="float" office:value="10.3293" calcext:value-type="float">
            <text:p>10,3293</text:p>
          </table:table-cell>
          <table:table-cell table:formula="of:=IF(([.B25] &gt;= [.D25])    AND    ([.B25]&gt;=[.F25]) ;1;0)" office:value-type="float" office:value="1" calcext:value-type="float">
            <text:p>1</text:p>
          </table:table-cell>
          <table:table-cell table:formula="of:=IF(([.D25] &gt;= [.F25])      AND      ([.D25]&gt;=[.B25]) ;1;0)" office:value-type="float" office:value="1" calcext:value-type="float">
            <text:p>1</text:p>
          </table:table-cell>
          <table:table-cell table:formula="of:=IF(([.F25] &gt;= [.B25])    OR    ([.F25]&gt;=[.D25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.0353" calcext:value-type="float">
            <text:p>1,0353</text:p>
          </table:table-cell>
          <table:table-cell office:value-type="float" office:value="6.5204" calcext:value-type="float">
            <text:p>6,5204</text:p>
          </table:table-cell>
          <table:table-cell office:value-type="float" office:value="1.018" calcext:value-type="float">
            <text:p>1,018</text:p>
          </table:table-cell>
          <table:table-cell office:value-type="float" office:value="8.2846" calcext:value-type="float">
            <text:p>8,2846</text:p>
          </table:table-cell>
          <table:table-cell office:value-type="float" office:value="1.0353" calcext:value-type="float">
            <text:p>1,0353</text:p>
          </table:table-cell>
          <table:table-cell office:value-type="float" office:value="8.029" calcext:value-type="float">
            <text:p>8,029</text:p>
          </table:table-cell>
          <table:table-cell table:formula="of:=IF(([.B26] &gt;= [.D26])    AND    ([.B26]&gt;=[.F26]) ;1;0)" office:value-type="float" office:value="1" calcext:value-type="float">
            <text:p>1</text:p>
          </table:table-cell>
          <table:table-cell table:formula="of:=IF(([.D26] &gt;= [.F26])      AND      ([.D26]&gt;=[.B26]) ;1;0)" office:value-type="float" office:value="0" calcext:value-type="float">
            <text:p>0</text:p>
          </table:table-cell>
          <table:table-cell table:formula="of:=IF(([.F26] &gt;= [.B26])    OR    ([.F26]&gt;=[.D26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1.2897" calcext:value-type="float">
            <text:p>1,2897</text:p>
          </table:table-cell>
          <table:table-cell office:value-type="float" office:value="21.5865" calcext:value-type="float">
            <text:p>21,5865</text:p>
          </table:table-cell>
          <table:table-cell office:value-type="float" office:value="1.0378" calcext:value-type="float">
            <text:p>1,0378</text:p>
          </table:table-cell>
          <table:table-cell office:value-type="float" office:value="10.05" calcext:value-type="float">
            <text:p>10,05</text:p>
          </table:table-cell>
          <table:table-cell office:value-type="float" office:value="1.0713" calcext:value-type="float">
            <text:p>1,0713</text:p>
          </table:table-cell>
          <table:table-cell office:value-type="float" office:value="15.7619" calcext:value-type="float">
            <text:p>15,7619</text:p>
          </table:table-cell>
          <table:table-cell table:formula="of:=IF(([.B27] &gt;= [.D27])    AND    ([.B27]&gt;=[.F27]) ;1;0)" office:value-type="float" office:value="1" calcext:value-type="float">
            <text:p>1</text:p>
          </table:table-cell>
          <table:table-cell table:formula="of:=IF(([.D27] &gt;= [.F27])      AND      ([.D27]&gt;=[.B27]) ;1;0)" office:value-type="float" office:value="0" calcext:value-type="float">
            <text:p>0</text:p>
          </table:table-cell>
          <table:table-cell table:formula="of:=IF(([.F27] &gt;= [.B27])    OR    ([.F27]&gt;=[.D2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1.0002" calcext:value-type="float">
            <text:p>1,0002</text:p>
          </table:table-cell>
          <table:table-cell office:value-type="float" office:value="6.0229" calcext:value-type="float">
            <text:p>6,0229</text:p>
          </table:table-cell>
          <table:table-cell office:value-type="float" office:value="1.2419" calcext:value-type="float">
            <text:p>1,2419</text:p>
          </table:table-cell>
          <table:table-cell office:value-type="float" office:value="13.7624" calcext:value-type="float">
            <text:p>13,7624</text:p>
          </table:table-cell>
          <table:table-cell office:value-type="float" office:value="1.0001" calcext:value-type="float">
            <text:p>1,0001</text:p>
          </table:table-cell>
          <table:table-cell office:value-type="float" office:value="6.777" calcext:value-type="float">
            <text:p>6,777</text:p>
          </table:table-cell>
          <table:table-cell table:formula="of:=IF(([.B28] &gt;= [.D28])    AND    ([.B28]&gt;=[.F28]) ;1;0)" office:value-type="float" office:value="0" calcext:value-type="float">
            <text:p>0</text:p>
          </table:table-cell>
          <table:table-cell table:formula="of:=IF(([.D28] &gt;= [.F28])      AND      ([.D28]&gt;=[.B28]) ;1;0)" office:value-type="float" office:value="1" calcext:value-type="float">
            <text:p>1</text:p>
          </table:table-cell>
          <table:table-cell table:formula="of:=IF(([.F28] &gt;= [.B28])    OR    ([.F28]&gt;=[.D28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float" office:value="4.6645" calcext:value-type="float">
            <text:p>4,6645</text:p>
          </table:table-cell>
          <table:table-cell office:value-type="float" office:value="1.0001" calcext:value-type="float">
            <text:p>1,0001</text:p>
          </table:table-cell>
          <table:table-cell office:value-type="float" office:value="6.3005" calcext:value-type="float">
            <text:p>6,3005</text:p>
          </table:table-cell>
          <table:table-cell office:value-type="float" office:value="1" calcext:value-type="float">
            <text:p>1</text:p>
          </table:table-cell>
          <table:table-cell office:value-type="float" office:value="5.274" calcext:value-type="float">
            <text:p>5,274</text:p>
          </table:table-cell>
          <table:table-cell table:formula="of:=IF(([.B29] &gt;= [.D29])    AND    ([.B29]&gt;=[.F29]) ;1;0)" office:value-type="float" office:value="0" calcext:value-type="float">
            <text:p>0</text:p>
          </table:table-cell>
          <table:table-cell table:formula="of:=IF(([.D29] &gt;= [.F29])      AND      ([.D29]&gt;=[.B29]) ;1;0)" office:value-type="float" office:value="1" calcext:value-type="float">
            <text:p>1</text:p>
          </table:table-cell>
          <table:table-cell table:formula="of:=IF(([.F29] &gt;= [.B29])    OR    ([.F29]&gt;=[.D29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1.2081" calcext:value-type="float">
            <text:p>1,2081</text:p>
          </table:table-cell>
          <table:table-cell office:value-type="float" office:value="9.0716" calcext:value-type="float">
            <text:p>9,0716</text:p>
          </table:table-cell>
          <table:table-cell office:value-type="float" office:value="1.0742" calcext:value-type="float">
            <text:p>1,0742</text:p>
          </table:table-cell>
          <table:table-cell office:value-type="float" office:value="6.8809" calcext:value-type="float">
            <text:p>6,8809</text:p>
          </table:table-cell>
          <table:table-cell office:value-type="float" office:value="1.1901" calcext:value-type="float">
            <text:p>1,1901</text:p>
          </table:table-cell>
          <table:table-cell office:value-type="float" office:value="17.4159" calcext:value-type="float">
            <text:p>17,4159</text:p>
          </table:table-cell>
          <table:table-cell table:formula="of:=IF(([.B30] &gt;= [.D30])    AND    ([.B30]&gt;=[.F30]) ;1;0)" office:value-type="float" office:value="1" calcext:value-type="float">
            <text:p>1</text:p>
          </table:table-cell>
          <table:table-cell table:formula="of:=IF(([.D30] &gt;= [.F30])      AND      ([.D30]&gt;=[.B30]) ;1;0)" office:value-type="float" office:value="0" calcext:value-type="float">
            <text:p>0</text:p>
          </table:table-cell>
          <table:table-cell table:formula="of:=IF(([.F30] &gt;= [.B30])    OR    ([.F30]&gt;=[.D3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1.1068" calcext:value-type="float">
            <text:p>1,1068</text:p>
          </table:table-cell>
          <table:table-cell office:value-type="float" office:value="11.3586" calcext:value-type="float">
            <text:p>11,3586</text:p>
          </table:table-cell>
          <table:table-cell office:value-type="float" office:value="1.1705" calcext:value-type="float">
            <text:p>1,1705</text:p>
          </table:table-cell>
          <table:table-cell office:value-type="float" office:value="10.1299" calcext:value-type="float">
            <text:p>10,1299</text:p>
          </table:table-cell>
          <table:table-cell office:value-type="float" office:value="1.0999" calcext:value-type="float">
            <text:p>1,0999</text:p>
          </table:table-cell>
          <table:table-cell office:value-type="float" office:value="13.2639" calcext:value-type="float">
            <text:p>13,2639</text:p>
          </table:table-cell>
          <table:table-cell table:formula="of:=IF(([.B31] &gt;= [.D31])    AND    ([.B31]&gt;=[.F31]) ;1;0)" office:value-type="float" office:value="0" calcext:value-type="float">
            <text:p>0</text:p>
          </table:table-cell>
          <table:table-cell table:formula="of:=IF(([.D31] &gt;= [.F31])      AND      ([.D31]&gt;=[.B31]) ;1;0)" office:value-type="float" office:value="1" calcext:value-type="float">
            <text:p>1</text:p>
          </table:table-cell>
          <table:table-cell table:formula="of:=IF(([.F31] &gt;= [.B31])    OR    ([.F31]&gt;=[.D31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1.028" calcext:value-type="float">
            <text:p>1,028</text:p>
          </table:table-cell>
          <table:table-cell office:value-type="float" office:value="7.2776" calcext:value-type="float">
            <text:p>7,2776</text:p>
          </table:table-cell>
          <table:table-cell office:value-type="float" office:value="1.0823" calcext:value-type="float">
            <text:p>1,0823</text:p>
          </table:table-cell>
          <table:table-cell office:value-type="float" office:value="9.5634" calcext:value-type="float">
            <text:p>9,5634</text:p>
          </table:table-cell>
          <table:table-cell office:value-type="float" office:value="1.0281" calcext:value-type="float">
            <text:p>1,0281</text:p>
          </table:table-cell>
          <table:table-cell office:value-type="float" office:value="10.2673" calcext:value-type="float">
            <text:p>10,2673</text:p>
          </table:table-cell>
          <table:table-cell table:formula="of:=IF(([.B32] &gt;= [.D32])    AND    ([.B32]&gt;=[.F32]) ;1;0)" office:value-type="float" office:value="0" calcext:value-type="float">
            <text:p>0</text:p>
          </table:table-cell>
          <table:table-cell table:formula="of:=IF(([.D32] &gt;= [.F32])      AND      ([.D32]&gt;=[.B32]) ;1;0)" office:value-type="float" office:value="1" calcext:value-type="float">
            <text:p>1</text:p>
          </table:table-cell>
          <table:table-cell table:formula="of:=IF(([.F32] &gt;= [.B32])    OR    ([.F32]&gt;=[.D3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1.1656" calcext:value-type="float">
            <text:p>1,1656</text:p>
          </table:table-cell>
          <table:table-cell office:value-type="float" office:value="4.2074" calcext:value-type="float">
            <text:p>4,2074</text:p>
          </table:table-cell>
          <table:table-cell office:value-type="float" office:value="1.0739" calcext:value-type="float">
            <text:p>1,0739</text:p>
          </table:table-cell>
          <table:table-cell office:value-type="float" office:value="6.6246" calcext:value-type="float">
            <text:p>6,6246</text:p>
          </table:table-cell>
          <table:table-cell office:value-type="float" office:value="1.1656" calcext:value-type="float">
            <text:p>1,1656</text:p>
          </table:table-cell>
          <table:table-cell office:value-type="float" office:value="5.5633" calcext:value-type="float">
            <text:p>5,5633</text:p>
          </table:table-cell>
          <table:table-cell table:formula="of:=IF(([.B33] &gt;= [.D33])    AND    ([.B33]&gt;=[.F33]) ;1;0)" office:value-type="float" office:value="1" calcext:value-type="float">
            <text:p>1</text:p>
          </table:table-cell>
          <table:table-cell table:formula="of:=IF(([.D33] &gt;= [.F33])      AND      ([.D33]&gt;=[.B33]) ;1;0)" office:value-type="float" office:value="0" calcext:value-type="float">
            <text:p>0</text:p>
          </table:table-cell>
          <table:table-cell table:formula="of:=IF(([.F33] &gt;= [.B33])    OR    ([.F33]&gt;=[.D3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1.4372" calcext:value-type="float">
            <text:p>1,4372</text:p>
          </table:table-cell>
          <table:table-cell office:value-type="float" office:value="8.0337" calcext:value-type="float">
            <text:p>8,0337</text:p>
          </table:table-cell>
          <table:table-cell office:value-type="float" office:value="1.2488" calcext:value-type="float">
            <text:p>1,2488</text:p>
          </table:table-cell>
          <table:table-cell office:value-type="float" office:value="4.9289" calcext:value-type="float">
            <text:p>4,9289</text:p>
          </table:table-cell>
          <table:table-cell office:value-type="float" office:value="1.4359" calcext:value-type="float">
            <text:p>1,4359</text:p>
          </table:table-cell>
          <table:table-cell office:value-type="float" office:value="8.5501" calcext:value-type="float">
            <text:p>8,5501</text:p>
          </table:table-cell>
          <table:table-cell table:formula="of:=IF(([.B34] &gt;= [.D34])    AND    ([.B34]&gt;=[.F34]) ;1;0)" office:value-type="float" office:value="1" calcext:value-type="float">
            <text:p>1</text:p>
          </table:table-cell>
          <table:table-cell table:formula="of:=IF(([.D34] &gt;= [.F34])      AND      ([.D34]&gt;=[.B34]) ;1;0)" office:value-type="float" office:value="0" calcext:value-type="float">
            <text:p>0</text:p>
          </table:table-cell>
          <table:table-cell table:formula="of:=IF(([.F34] &gt;= [.B34])    OR    ([.F34]&gt;=[.D3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1.09" calcext:value-type="float">
            <text:p>1,09</text:p>
          </table:table-cell>
          <table:table-cell office:value-type="float" office:value="3.6384" calcext:value-type="float">
            <text:p>3,6384</text:p>
          </table:table-cell>
          <table:table-cell office:value-type="float" office:value="1.3738" calcext:value-type="float">
            <text:p>1,3738</text:p>
          </table:table-cell>
          <table:table-cell office:value-type="float" office:value="6.6586" calcext:value-type="float">
            <text:p>6,6586</text:p>
          </table:table-cell>
          <table:table-cell office:value-type="float" office:value="1.09" calcext:value-type="float">
            <text:p>1,09</text:p>
          </table:table-cell>
          <table:table-cell office:value-type="float" office:value="5.0268" calcext:value-type="float">
            <text:p>5,0268</text:p>
          </table:table-cell>
          <table:table-cell table:formula="of:=IF(([.B35] &gt;= [.D35])    AND    ([.B35]&gt;=[.F35]) ;1;0)" office:value-type="float" office:value="0" calcext:value-type="float">
            <text:p>0</text:p>
          </table:table-cell>
          <table:table-cell table:formula="of:=IF(([.D35] &gt;= [.F35])      AND      ([.D35]&gt;=[.B35]) ;1;0)" office:value-type="float" office:value="1" calcext:value-type="float">
            <text:p>1</text:p>
          </table:table-cell>
          <table:table-cell table:formula="of:=IF(([.F35] &gt;= [.B35])    OR    ([.F35]&gt;=[.D35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1.0474" calcext:value-type="float">
            <text:p>1,0474</text:p>
          </table:table-cell>
          <table:table-cell office:value-type="float" office:value="4.091" calcext:value-type="float">
            <text:p>4,091</text:p>
          </table:table-cell>
          <table:table-cell office:value-type="float" office:value="1.0758" calcext:value-type="float">
            <text:p>1,0758</text:p>
          </table:table-cell>
          <table:table-cell office:value-type="float" office:value="4.5013" calcext:value-type="float">
            <text:p>4,5013</text:p>
          </table:table-cell>
          <table:table-cell office:value-type="float" office:value="1.056" calcext:value-type="float">
            <text:p>1,056</text:p>
          </table:table-cell>
          <table:table-cell office:value-type="float" office:value="6.923" calcext:value-type="float">
            <text:p>6,923</text:p>
          </table:table-cell>
          <table:table-cell table:formula="of:=IF(([.B36] &gt;= [.D36])    AND    ([.B36]&gt;=[.F36]) ;1;0)" office:value-type="float" office:value="0" calcext:value-type="float">
            <text:p>0</text:p>
          </table:table-cell>
          <table:table-cell table:formula="of:=IF(([.D36] &gt;= [.F36])      AND      ([.D36]&gt;=[.B36]) ;1;0)" office:value-type="float" office:value="1" calcext:value-type="float">
            <text:p>1</text:p>
          </table:table-cell>
          <table:table-cell table:formula="of:=IF(([.F36] &gt;= [.B36])    OR    ([.F36]&gt;=[.D36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1" calcext:value-type="float">
            <text:p>1</text:p>
          </table:table-cell>
          <table:table-cell office:value-type="float" office:value="5.1743" calcext:value-type="float">
            <text:p>5,1743</text:p>
          </table:table-cell>
          <table:table-cell office:value-type="float" office:value="1.0316" calcext:value-type="float">
            <text:p>1,0316</text:p>
          </table:table-cell>
          <table:table-cell office:value-type="float" office:value="4.8127" calcext:value-type="float">
            <text:p>4,8127</text:p>
          </table:table-cell>
          <table:table-cell office:value-type="float" office:value="1" calcext:value-type="float">
            <text:p>1</text:p>
          </table:table-cell>
          <table:table-cell office:value-type="float" office:value="7.5404" calcext:value-type="float">
            <text:p>7,5404</text:p>
          </table:table-cell>
          <table:table-cell table:formula="of:=IF(([.B37] &gt;= [.D37])    AND    ([.B37]&gt;=[.F37]) ;1;0)" office:value-type="float" office:value="0" calcext:value-type="float">
            <text:p>0</text:p>
          </table:table-cell>
          <table:table-cell table:formula="of:=IF(([.D37] &gt;= [.F37])      AND      ([.D37]&gt;=[.B37]) ;1;0)" office:value-type="float" office:value="1" calcext:value-type="float">
            <text:p>1</text:p>
          </table:table-cell>
          <table:table-cell table:formula="of:=IF(([.F37] &gt;= [.B37])    OR    ([.F37]&gt;=[.D3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1.5238" calcext:value-type="float">
            <text:p>1,5238</text:p>
          </table:table-cell>
          <table:table-cell office:value-type="float" office:value="5.7055" calcext:value-type="float">
            <text:p>5,7055</text:p>
          </table:table-cell>
          <table:table-cell office:value-type="float" office:value="1.1759" calcext:value-type="float">
            <text:p>1,1759</text:p>
          </table:table-cell>
          <table:table-cell office:value-type="float" office:value="6.6125" calcext:value-type="float">
            <text:p>6,6125</text:p>
          </table:table-cell>
          <table:table-cell office:value-type="float" office:value="1.5268" calcext:value-type="float">
            <text:p>1,5268</text:p>
          </table:table-cell>
          <table:table-cell office:value-type="float" office:value="9.7333" calcext:value-type="float">
            <text:p>9,7333</text:p>
          </table:table-cell>
          <table:table-cell table:formula="of:=IF(([.B38] &gt;= [.D38])    AND    ([.B38]&gt;=[.F38]) ;1;0)" office:value-type="float" office:value="0" calcext:value-type="float">
            <text:p>0</text:p>
          </table:table-cell>
          <table:table-cell table:formula="of:=IF(([.D38] &gt;= [.F38])      AND      ([.D38]&gt;=[.B38]) ;1;0)" office:value-type="float" office:value="0" calcext:value-type="float">
            <text:p>0</text:p>
          </table:table-cell>
          <table:table-cell table:formula="of:=IF(([.F38] &gt;= [.B38])    OR    ([.F38]&gt;=[.D3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float" office:value="4.4853" calcext:value-type="float">
            <text:p>4,4853</text:p>
          </table:table-cell>
          <table:table-cell office:value-type="float" office:value="1.3519" calcext:value-type="float">
            <text:p>1,3519</text:p>
          </table:table-cell>
          <table:table-cell office:value-type="float" office:value="7.6791" calcext:value-type="float">
            <text:p>7,6791</text:p>
          </table:table-cell>
          <table:table-cell office:value-type="float" office:value="0.9974" calcext:value-type="float">
            <text:p>0,9974</text:p>
          </table:table-cell>
          <table:table-cell office:value-type="float" office:value="7.1874" calcext:value-type="float">
            <text:p>7,1874</text:p>
          </table:table-cell>
          <table:table-cell table:formula="of:=IF(([.B39] &gt;= [.D39])    AND    ([.B39]&gt;=[.F39]) ;1;0)" office:value-type="float" office:value="0" calcext:value-type="float">
            <text:p>0</text:p>
          </table:table-cell>
          <table:table-cell table:formula="of:=IF(([.D39] &gt;= [.F39])      AND      ([.D39]&gt;=[.B39]) ;1;0)" office:value-type="float" office:value="1" calcext:value-type="float">
            <text:p>1</text:p>
          </table:table-cell>
          <table:table-cell table:formula="of:=IF(([.F39] &gt;= [.B39])    OR    ([.F39]&gt;=[.D39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1.1183" calcext:value-type="float">
            <text:p>1,1183</text:p>
          </table:table-cell>
          <table:table-cell office:value-type="float" office:value="102.3666" calcext:value-type="float">
            <text:p>102,3666</text:p>
          </table:table-cell>
          <table:table-cell office:value-type="float" office:value="1.033" calcext:value-type="float">
            <text:p>1,033</text:p>
          </table:table-cell>
          <table:table-cell office:value-type="float" office:value="7.2851" calcext:value-type="float">
            <text:p>7,2851</text:p>
          </table:table-cell>
          <table:table-cell office:value-type="float" office:value="1.1063" calcext:value-type="float">
            <text:p>1,1063</text:p>
          </table:table-cell>
          <table:table-cell office:value-type="float" office:value="10.0402" calcext:value-type="float">
            <text:p>10,0402</text:p>
          </table:table-cell>
          <table:table-cell table:formula="of:=IF(([.B40] &gt;= [.D40])    AND    ([.B40]&gt;=[.F40]) ;1;0)" office:value-type="float" office:value="1" calcext:value-type="float">
            <text:p>1</text:p>
          </table:table-cell>
          <table:table-cell table:formula="of:=IF(([.D40] &gt;= [.F40])      AND      ([.D40]&gt;=[.B40]) ;1;0)" office:value-type="float" office:value="0" calcext:value-type="float">
            <text:p>0</text:p>
          </table:table-cell>
          <table:table-cell table:formula="of:=IF(([.F40] &gt;= [.B40])    OR    ([.F40]&gt;=[.D4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1.0037" calcext:value-type="float">
            <text:p>1,0037</text:p>
          </table:table-cell>
          <table:table-cell office:value-type="float" office:value="11.2162" calcext:value-type="float">
            <text:p>11,2162</text:p>
          </table:table-cell>
          <table:table-cell office:value-type="float" office:value="1.0707" calcext:value-type="float">
            <text:p>1,0707</text:p>
          </table:table-cell>
          <table:table-cell office:value-type="float" office:value="9.8344" calcext:value-type="float">
            <text:p>9,8344</text:p>
          </table:table-cell>
          <table:table-cell office:value-type="float" office:value="1.004" calcext:value-type="float">
            <text:p>1,004</text:p>
          </table:table-cell>
          <table:table-cell office:value-type="float" office:value="14.4008" calcext:value-type="float">
            <text:p>14,4008</text:p>
          </table:table-cell>
          <table:table-cell table:formula="of:=IF(([.B41] &gt;= [.D41])    AND    ([.B41]&gt;=[.F41]) ;1;0)" office:value-type="float" office:value="0" calcext:value-type="float">
            <text:p>0</text:p>
          </table:table-cell>
          <table:table-cell table:formula="of:=IF(([.D41] &gt;= [.F41])      AND      ([.D41]&gt;=[.B41]) ;1;0)" office:value-type="float" office:value="1" calcext:value-type="float">
            <text:p>1</text:p>
          </table:table-cell>
          <table:table-cell table:formula="of:=IF(([.F41] &gt;= [.B41])    OR    ([.F41]&gt;=[.D41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1.0041" calcext:value-type="float">
            <text:p>1,0041</text:p>
          </table:table-cell>
          <table:table-cell office:value-type="float" office:value="6.5019" calcext:value-type="float">
            <text:p>6,5019</text:p>
          </table:table-cell>
          <table:table-cell office:value-type="float" office:value="1.0028" calcext:value-type="float">
            <text:p>1,0028</text:p>
          </table:table-cell>
          <table:table-cell office:value-type="float" office:value="11.8117" calcext:value-type="float">
            <text:p>11,8117</text:p>
          </table:table-cell>
          <table:table-cell office:value-type="float" office:value="1.0041" calcext:value-type="float">
            <text:p>1,0041</text:p>
          </table:table-cell>
          <table:table-cell office:value-type="float" office:value="8.7299" calcext:value-type="float">
            <text:p>8,7299</text:p>
          </table:table-cell>
          <table:table-cell table:formula="of:=IF(([.B42] &gt;= [.D42])    AND    ([.B42]&gt;=[.F42]) ;1;0)" office:value-type="float" office:value="1" calcext:value-type="float">
            <text:p>1</text:p>
          </table:table-cell>
          <table:table-cell table:formula="of:=IF(([.D42] &gt;= [.F42])      AND      ([.D42]&gt;=[.B42]) ;1;0)" office:value-type="float" office:value="0" calcext:value-type="float">
            <text:p>0</text:p>
          </table:table-cell>
          <table:table-cell table:formula="of:=IF(([.F42] &gt;= [.B42])    OR    ([.F42]&gt;=[.D4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1.1183" calcext:value-type="float">
            <text:p>1,1183</text:p>
          </table:table-cell>
          <table:table-cell office:value-type="float" office:value="4.2623" calcext:value-type="float">
            <text:p>4,2623</text:p>
          </table:table-cell>
          <table:table-cell office:value-type="float" office:value="1.0466" calcext:value-type="float">
            <text:p>1,0466</text:p>
          </table:table-cell>
          <table:table-cell office:value-type="float" office:value="7.5119" calcext:value-type="float">
            <text:p>7,5119</text:p>
          </table:table-cell>
          <table:table-cell office:value-type="float" office:value="1.1176" calcext:value-type="float">
            <text:p>1,1176</text:p>
          </table:table-cell>
          <table:table-cell office:value-type="float" office:value="5.2577" calcext:value-type="float">
            <text:p>5,2577</text:p>
          </table:table-cell>
          <table:table-cell table:formula="of:=IF(([.B43] &gt;= [.D43])    AND    ([.B43]&gt;=[.F43]) ;1;0)" office:value-type="float" office:value="1" calcext:value-type="float">
            <text:p>1</text:p>
          </table:table-cell>
          <table:table-cell table:formula="of:=IF(([.D43] &gt;= [.F43])      AND      ([.D43]&gt;=[.B43]) ;1;0)" office:value-type="float" office:value="0" calcext:value-type="float">
            <text:p>0</text:p>
          </table:table-cell>
          <table:table-cell table:formula="of:=IF(([.F43] &gt;= [.B43])    OR    ([.F43]&gt;=[.D4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float" office:value="3.9995" calcext:value-type="float">
            <text:p>3,9995</text:p>
          </table:table-cell>
          <table:table-cell office:value-type="float" office:value="1.0784" calcext:value-type="float">
            <text:p>1,0784</text:p>
          </table:table-cell>
          <table:table-cell office:value-type="float" office:value="4.5989" calcext:value-type="float">
            <text:p>4,5989</text:p>
          </table:table-cell>
          <table:table-cell office:value-type="float" office:value="1" calcext:value-type="float">
            <text:p>1</text:p>
          </table:table-cell>
          <table:table-cell office:value-type="float" office:value="4.9701" calcext:value-type="float">
            <text:p>4,9701</text:p>
          </table:table-cell>
          <table:table-cell table:formula="of:=IF(([.B44] &gt;= [.D44])    AND    ([.B44]&gt;=[.F44]) ;1;0)" office:value-type="float" office:value="0" calcext:value-type="float">
            <text:p>0</text:p>
          </table:table-cell>
          <table:table-cell table:formula="of:=IF(([.D44] &gt;= [.F44])      AND      ([.D44]&gt;=[.B44]) ;1;0)" office:value-type="float" office:value="1" calcext:value-type="float">
            <text:p>1</text:p>
          </table:table-cell>
          <table:table-cell table:formula="of:=IF(([.F44] &gt;= [.B44])    OR    ([.F44]&gt;=[.D4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1.0202" calcext:value-type="float">
            <text:p>1,0202</text:p>
          </table:table-cell>
          <table:table-cell office:value-type="float" office:value="4.8861" calcext:value-type="float">
            <text:p>4,8861</text:p>
          </table:table-cell>
          <table:table-cell office:value-type="float" office:value="1.0023" calcext:value-type="float">
            <text:p>1,0023</text:p>
          </table:table-cell>
          <table:table-cell office:value-type="float" office:value="5.8488" calcext:value-type="float">
            <text:p>5,8488</text:p>
          </table:table-cell>
          <table:table-cell office:value-type="float" office:value="1.0202" calcext:value-type="float">
            <text:p>1,0202</text:p>
          </table:table-cell>
          <table:table-cell office:value-type="float" office:value="6.2206" calcext:value-type="float">
            <text:p>6,2206</text:p>
          </table:table-cell>
          <table:table-cell table:formula="of:=IF(([.B45] &gt;= [.D45])    AND    ([.B45]&gt;=[.F45]) ;1;0)" office:value-type="float" office:value="1" calcext:value-type="float">
            <text:p>1</text:p>
          </table:table-cell>
          <table:table-cell table:formula="of:=IF(([.D45] &gt;= [.F45])      AND      ([.D45]&gt;=[.B45]) ;1;0)" office:value-type="float" office:value="0" calcext:value-type="float">
            <text:p>0</text:p>
          </table:table-cell>
          <table:table-cell table:formula="of:=IF(([.F45] &gt;= [.B45])    OR    ([.F45]&gt;=[.D45]) ;1;0)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formula="of:=SUM([.H4:.H45])" office:value-type="float" office:value="24" calcext:value-type="float">
            <text:p>24</text:p>
          </table:table-cell>
          <table:table-cell table:style-name="Default" table:formula="of:=SUM([.I4:.I45])" office:value-type="float" office:value="27" calcext:value-type="float">
            <text:p>27</text:p>
          </table:table-cell>
          <table:table-cell table:formula="of:=SUM([.J4:.J45])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4T10:02:46.437175945</dc:date>
    <meta:document-statistic meta:table-count="1" meta:cell-count="434" meta:object-count="0"/>
    <meta:generator>LibreOffice/4.2.8.2$Linux_X86_64 LibreOffice_project/420m0$Build-2</meta:generator>
  </office:meta>
</office:document-meta>
</file>